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28c9fc" style:font-size-asian="12pt" style:font-weight-asian="normal" style:font-name-complex="Times New Roman1" style:font-size-complex="12pt" style:font-style-complex="italic" style:font-weight-complex="normal"/>
    </style:style>
    <style:style style:name="P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P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30370"/>
    </style:style>
    <style:style style:name="P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a67ec"/>
    </style:style>
    <style:style style:name="P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officeooo:paragraph-rsid="00490ccb" style:font-size-asian="12pt" style:font-size-complex="12pt"/>
    </style:style>
    <style:style style:name="P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64597" style:font-name-complex="Times New Roman1" style:font-size-complex="12pt" style:font-weight-complex="bold"/>
    </style:style>
    <style:style style:name="P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52d675" style:font-name-complex="Times New Roman1" style:font-size-complex="12pt" style:font-weight-complex="bold"/>
    </style:style>
    <style:style style:name="P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30370" style:font-name-complex="Times New Roman1" style:font-size-complex="12pt" style:font-weight-complex="bold"/>
    </style:style>
    <style:style style:name="P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a2d86" officeooo:paragraph-rsid="00871fa9" style:font-name-complex="Times New Roman1" style:font-size-complex="12pt" style:font-style-complex="italic" style:font-weight-complex="bold"/>
    </style:style>
    <style:style style:name="P1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rsid="0058bc1f" officeooo:paragraph-rsid="00871fa9" style:font-name-complex="Times New Roman1" style:font-size-complex="12pt" style:font-style-complex="italic" style:font-weight-complex="bold"/>
    </style:style>
    <style:style style:name="P1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1c03af" style:font-name-complex="Times New Roman1" style:font-size-complex="12pt" style:font-style-complex="italic" style:font-weight-complex="bold"/>
    </style:style>
    <style:style style:name="P1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1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fo:font-weight="bold" officeooo:paragraph-rsid="001c03af" style:font-weight-asian="bold" style:font-name-complex="Times New Roman1" style:font-size-complex="12pt" style:font-style-complex="italic" style:font-weight-complex="bold"/>
    </style:style>
    <style:style style:name="P1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 style:font-weight-complex="bold"/>
    </style:style>
    <style:style style:name="P1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/>
    </style:style>
    <style:style style:name="P1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1c03af" officeooo:paragraph-rsid="001c03af" style:font-size-asian="12pt" style:font-weight-asian="normal" style:font-name-complex="Times New Roman1" style:font-size-complex="12pt" style:font-style-complex="italic" style:font-weight-complex="normal"/>
    </style:style>
    <style:style style:name="P1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56b87d" style:font-size-asian="12pt" style:font-weight-asian="normal" style:font-name-complex="Times New Roman1" style:font-size-complex="12pt" style:font-style-complex="italic" style:font-weight-complex="normal"/>
    </style:style>
    <style:style style:name="P1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7041b2" style:font-size-asian="12pt" style:font-weight-asian="normal" style:font-name-complex="Times New Roman1" style:font-size-complex="12pt" style:font-style-complex="italic" style:font-weight-complex="normal"/>
    </style:style>
    <style:style style:name="P1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56b87d" officeooo:paragraph-rsid="006e92c8" style:font-size-asian="12pt" style:font-weight-asian="normal" style:font-name-complex="Times New Roman1" style:font-size-complex="12pt" style:font-style-complex="italic" style:font-weight-complex="normal"/>
    </style:style>
    <style:style style:name="P20" style:family="paragraph" style:parent-style-name="Standard">
      <style:paragraph-properties fo:margin-left="1.4752in" fo:margin-right="0in" fo:text-align="start" style:justify-single-word="false" fo:text-indent="-1.4752in" style:auto-text-indent="false"/>
      <style:text-properties style:font-name="Times New Roman" fo:font-size="12pt" fo:language="en" fo:country="US" fo:font-weight="normal" officeooo:rsid="001cbe93" officeooo:paragraph-rsid="00306f01" style:font-size-asian="12pt" style:font-weight-asian="normal" style:font-name-complex="Times New Roman1" style:font-size-complex="12pt" style:font-style-complex="italic" style:font-weight-complex="normal"/>
    </style:style>
    <style:style style:name="P2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26e336" officeooo:paragraph-rsid="00871fa9" style:font-size-asian="12pt" style:font-weight-asian="normal" style:font-name-complex="Times New Roman1" style:font-size-complex="12pt" style:font-style-complex="italic" style:font-weight-complex="bold"/>
    </style:style>
    <style:style style:name="P2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52d6c1" officeooo:paragraph-rsid="0052d6c1" style:font-size-asian="12pt" style:font-weight-asian="bold" style:font-name-complex="Times New Roman1" style:font-size-complex="12pt" style:font-style-complex="italic" style:font-weight-complex="bold"/>
    </style:style>
    <style:style style:name="P2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1cbe93" officeooo:paragraph-rsid="001cbe93" style:font-size-asian="12pt" style:font-weight-asian="bold" style:font-name-complex="Times New Roman1" style:font-size-complex="12pt" style:font-style-complex="italic" style:font-weight-complex="bold"/>
    </style:style>
    <style:style style:name="P2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3fa2fc" officeooo:paragraph-rsid="003fa2fc" style:font-size-asian="12pt" style:font-weight-asian="bold" style:font-name-complex="Times New Roman1" style:font-size-complex="12pt" style:font-style-complex="italic" style:font-weight-complex="bold"/>
    </style:style>
    <style:style style:name="P25" style:family="paragraph" style:parent-style-name="Standard">
      <style:paragraph-properties fo:margin-left="1.4752in" fo:margin-right="0in" fo:text-align="center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88fa29" style:font-size-asian="12pt" style:font-weight-asian="normal" style:font-name-complex="Times New Roman1" style:font-size-complex="12pt" style:font-style-complex="italic" style:font-weight-complex="normal"/>
    </style:style>
    <style:style style:name="P2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officeooo:paragraph-rsid="006f3b54"/>
    </style:style>
    <style:style style:name="P27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font-name="Times New Roman" fo:language="en" fo:country="US" officeooo:rsid="00259b1c" officeooo:paragraph-rsid="008a55d8" style:font-name-complex="Times New Roman1" style:font-size-complex="12pt" style:font-style-complex="italic" style:font-weight-complex="bold"/>
    </style:style>
    <style:style style:name="P28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use-window-font-color="true" style:font-name="Times New Roman" fo:font-size="12pt" fo:language="en" fo:country="US" style:text-underline-style="none" fo:font-weight="normal" officeooo:rsid="0020f8c8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P29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style:use-window-font-color="true" style:font-name="Times New Roman" fo:font-size="12pt" fo:language="en" fo:country="US" style:text-underline-style="none" fo:font-weight="normal" officeooo:rsid="001c03af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language="en" fo:country="US" officeooo:rsid="005a2d86" officeooo:paragraph-rsid="00871fa9" style:font-name-complex="Times New Roman1" style:font-size-complex="12pt" style:font-style-complex="italic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language="en" fo:country="US" fo:font-weight="bold" officeooo:paragraph-rsid="002a48cf" style:font-weight-asian="bold" style:font-name-complex="Times New Roman1" style:font-size-complex="12pt" style:font-style-complex="italic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fo:font-weight="normal" officeooo:rsid="006cd30b" officeooo:paragraph-rsid="002a48cf" style:font-size-asian="12pt" style:font-weight-asian="normal" style:font-name-complex="Times New Roman1" style:font-size-complex="12pt" style:font-style-complex="italic" style:font-weight-complex="normal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Times New Roman" fo:font-size="12pt" fo:language="en" fo:country="US" style:text-underline-style="none" fo:font-weight="normal" officeooo:rsid="0020f8c8" officeooo:paragraph-rsid="008a55d8" style:font-size-asian="12pt" style:font-weight-asian="normal" style:font-name-complex="Times New Roman1" style:font-size-complex="12pt" style:font-style-complex="italic" style:font-weight-complex="normal"/>
    </style:style>
    <style:style style:name="P34" style:family="paragraph" style:parent-style-name="Standard">
      <style:text-properties style:font-name="Times New Roman" fo:language="en" fo:country="US" style:font-name-complex="Times New Roman1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1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language="en" fo:country="US" officeooo:rsid="003c2fb1" officeooo:paragraph-rsid="003c2fb1" style:font-name-complex="Times New Roman1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language="en" fo:country="US" officeooo:rsid="00390948" officeooo:paragraph-rsid="003ada9a" style:font-name-complex="Times New Roman1" style:font-size-complex="12pt"/>
    </style:style>
    <style:style style:name="P38" style:family="paragraph" style:parent-style-name="Standard">
      <style:text-properties style:font-name="Times New Roman" fo:language="en" fo:country="US" style:font-name-complex="Times New Roman1" style:font-size-complex="12pt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3ada9a" style:font-name-complex="Times New Roman1" style:font-size-complex="12pt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40ce8f" style:font-name-complex="Times New Roman1" style:font-size-complex="12pt" style:font-style-complex="italic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language="en" fo:country="US" officeooo:rsid="003d3189" officeooo:paragraph-rsid="00408dee" style:font-name-complex="Times New Roman1" style:font-size-complex="12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language="en" fo:country="US" officeooo:rsid="003b6260" officeooo:paragraph-rsid="003b6260" style:font-name-complex="Times New Roman1" style:font-size-complex="12pt" style:font-style-complex="italic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imes New Roman" fo:language="en" fo:country="US" officeooo:rsid="001ae02b" officeooo:paragraph-rsid="00871fa9" style:font-name-complex="Times New Roman1" style:font-size-complex="12pt" style:font-style-complex="italic" style:font-weight-complex="bold"/>
    </style:style>
    <style:style style:name="P46" style:family="paragraph" style:parent-style-name="Standard">
      <style:text-properties style:font-name="Times New Roman" fo:language="en" fo:country="US" officeooo:rsid="004c90af" officeooo:paragraph-rsid="00871fa9" style:font-name-complex="Times New Roman1" style:font-size-complex="12pt" style:font-style-complex="italic" style:font-weight-complex="bold"/>
    </style:style>
    <style:style style:name="P47" style:family="paragraph" style:parent-style-name="Standard">
      <style:text-properties style:font-name="Times New Roman" fo:language="en" fo:country="US" officeooo:paragraph-rsid="00871fa9" style:font-name-complex="Times New Roman1" style:font-size-complex="12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language="en" fo:country="US" officeooo:paragraph-rsid="00430370" style:font-name-complex="Times New Roman1" style:font-size-complex="12pt" style:font-weight-complex="bold"/>
    </style:style>
    <style:style style:name="P49" style:family="paragraph" style:parent-style-name="Standard">
      <style:text-properties style:font-name="Times New Roman" fo:language="en" fo:country="US" officeooo:paragraph-rsid="0088fa29" style:font-name-complex="Times New Roman1" style:font-size-complex="12pt" style:font-weight-complex="bold"/>
    </style:style>
    <style:style style:name="P50" style:family="paragraph" style:parent-style-name="Standard">
      <style:text-properties style:font-name="Times New Roman" fo:language="en" fo:country="US" officeooo:paragraph-rsid="00871fa9" style:font-name-complex="Times New Roman1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90948" officeooo:paragraph-rsid="00390948" style:font-weight-asian="bold" style:font-name-complex="Times New Roman1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4c90af" officeooo:paragraph-rsid="00871fa9" style:font-weight-asian="bold" style:font-name-complex="Times New Roman1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dc2cd" officeooo:paragraph-rsid="00871fa9" style:font-weight-asian="bold" style:font-name-complex="Times New Roman1" style:font-size-complex="12pt" style:font-style-complex="italic" style:font-weight-complex="bold"/>
    </style:style>
    <style:style style:name="P54" style:family="paragraph" style:parent-style-name="Standard">
      <style:text-properties style:font-name="Times New Roman" fo:language="en" fo:country="US" fo:font-weight="bold" officeooo:rsid="004c90af" officeooo:paragraph-rsid="0088fa29" style:font-weight-asian="bold" style:font-name-complex="Times New Roman1" style:font-size-complex="12pt" style:font-style-complex="italic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eb870" officeooo:paragraph-rsid="001c03af" style:font-weight-asian="bold" style:font-name-complex="Times New Roman1" style:font-size-complex="12pt" style:font-style-complex="italic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c9214" officeooo:paragraph-rsid="003c9214" style:font-name-asian="Calibri" style:language-asian="en" style:country-asian="US" style:font-weight-asian="bold" style:font-name-complex="Times New Roman1" style:font-size-complex="12pt" style:font-weight-complex="bold"/>
    </style:style>
    <style:style style:name="P57" style:family="paragraph" style:parent-style-name="Standard">
      <style:text-properties style:font-name="Times New Roman" fo:language="en" fo:country="US" officeooo:paragraph-rsid="0088fa29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style="normal" officeooo:paragraph-rsid="00430370" style:font-size-asian="12pt" style:font-style-asian="normal" style:font-name-complex="Times New Roman1" style:font-size-complex="12pt" style:font-style-complex="normal" style:font-weight-complex="bold"/>
    </style:style>
    <style:style style:name="P59" style:family="paragraph" style:parent-style-name="Standard">
      <style:text-properties style:font-name="Times New Roman" fo:font-size="12pt" fo:language="es" fo:country="ES" fo:font-weight="normal" officeooo:rsid="0026e336" officeooo:paragraph-rsid="0075ffc3" style:font-size-asian="12pt" style:font-weight-asian="normal" style:font-name-complex="Times New Roman1" style:font-size-complex="12pt" style:font-style-complex="italic" style:font-weight-complex="normal"/>
    </style:style>
    <style:style style:name="P60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/>
    </style:style>
    <style:style style:name="P61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1" style:font-size-complex="14pt"/>
    </style:style>
    <style:style style:name="P62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officeooo:rsid="00357155" officeooo:paragraph-rsid="00357155" style:language-asian="en" style:country-asian="US" style:font-name-complex="Times New Roman1" style:font-size-complex="12pt"/>
    </style:style>
    <style:style style:name="P63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1" style:font-size-complex="12pt"/>
    </style:style>
    <style:style style:name="P64" style:family="paragraph" style:parent-style-name="Standard" style:master-page-name="Standard">
      <style:paragraph-properties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1" style:font-size-complex="12pt"/>
    </style:style>
    <style:style style:name="P65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310ceb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weight="normal" officeooo:rsid="002a48cf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P68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rsid="007f82b8" officeooo:paragraph-rsid="007fc0bc" style:font-name-complex="Times New Roman1" style:font-size-complex="12pt" style:font-style-complex="italic" style:font-weight-complex="bold"/>
    </style:style>
    <style:style style:name="P69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rsid="007d8576" officeooo:paragraph-rsid="007fc0bc" style:font-name-complex="Times New Roman1" style:font-size-complex="12pt" style:font-style-complex="italic" style:font-weight-complex="bold"/>
    </style:style>
    <style:style style:name="P70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officeooo:paragraph-rsid="007fc0bc" style:font-name-complex="Times New Roman1" style:font-size-complex="12pt" style:font-style-complex="italic" style:font-weight-complex="bold"/>
    </style:style>
    <style:style style:name="P71" style:family="paragraph" style:parent-style-name="Standard" style:list-style-name="L2">
      <style:paragraph-properties fo:text-align="justify" style:justify-single-word="false"/>
      <style:text-properties style:font-name="Times New Roman" fo:language="en" fo:country="US" fo:font-weight="normal" officeooo:rsid="007fc0bc" officeooo:paragraph-rsid="007fc0bc" style:font-weight-asian="normal" style:font-name-complex="Times New Roman1" style:font-size-complex="12pt" style:font-style-complex="italic" style:font-weight-complex="normal"/>
    </style:style>
    <style:style style:name="P72" style:family="paragraph" style:parent-style-name="Standard" style:list-style-name="L1">
      <style:paragraph-properties fo:text-align="start" style:justify-single-word="false"/>
      <style:text-properties style:font-name="times new roman" fo:font-size="12pt" fo:language="es" fo:country="ES" fo:font-weight="normal" officeooo:rsid="001cbe93" officeooo:paragraph-rsid="0084f9e2" style:font-size-asian="12pt" style:font-weight-asian="normal" style:font-name-complex="Times New Roman1" style:font-size-complex="12pt" style:font-style-complex="italic" style:font-weight-complex="normal"/>
    </style:style>
    <style:style style:name="T1" style:family="text">
      <style:text-properties officeooo:rsid="001c03af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2a48cf" style:font-style-asian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0ceb" style:font-weight-asian="bold" style:font-weight-complex="bold"/>
    </style:style>
    <style:style style:name="T6" style:family="text">
      <style:text-properties fo:font-variant="normal" fo:text-transform="none" style:use-window-font-color="true" style:text-position="super 58%" style:font-name="Times New Roman" fo:letter-spacing="normal" fo:language="en" fo:country="US" fo:font-style="normal" style:text-underline-style="none" fo:font-weight="normal" officeooo:rsid="00643639" style:font-weight-asian="normal" style:font-weight-complex="normal" fo:padding="0in" fo:border="none"/>
    </style:style>
    <style:style style:name="T7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2aa21d" style:font-weight-asian="normal" style:font-weight-complex="normal" fo:padding="0in" fo:border="none"/>
    </style:style>
    <style:style style:name="T8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3200e8" style:font-weight-asian="normal" style:font-weight-complex="normal" fo:padding="0in" fo:border="none"/>
    </style:style>
    <style:style style:name="T9" style:family="text">
      <style:text-properties fo:font-variant="normal" fo:text-transform="none" style:use-window-font-color="true" style:font-name="Times New Roman" fo:letter-spacing="normal" fo:language="en" fo:country="US" fo:font-style="normal" fo:font-weight="normal" style:font-weight-asian="normal" style:font-weight-complex="normal" fo:padding="0in" fo:border="none"/>
    </style:style>
    <style:style style:name="T10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20f8c8" style:font-weight-asian="normal" style:font-weight-complex="normal" fo:padding="0in" fo:border="none"/>
    </style:style>
    <style:style style:name="T11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6fdd4" style:font-weight-asian="normal" style:font-weight-complex="normal" fo:padding="0in" fo:border="none"/>
    </style:style>
    <style:style style:name="T12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43639" style:font-weight-asian="normal" style:font-weight-complex="normal" fo:padding="0in" fo:border="none"/>
    </style:style>
    <style:style style:name="T13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1c03af" style:font-weight-asian="normal" style:font-weight-complex="normal" fo:padding="0in" fo:border="none"/>
    </style:style>
    <style:style style:name="T14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68c681" style:font-weight-asian="normal" style:font-weight-complex="normal" fo:padding="0in" fo:border="none"/>
    </style:style>
    <style:style style:name="T15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style:font-weight-asian="normal" style:font-weight-complex="normal" fo:padding="0in" fo:border="none"/>
    </style:style>
    <style:style style:name="T16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27c38c" style:font-weight-asian="normal" style:font-weight-complex="normal" fo:padding="0in" fo:border="none"/>
    </style:style>
    <style:style style:name="T17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2aa21d" style:font-weight-asian="normal" style:font-weight-complex="normal" fo:padding="0in" fo:border="none"/>
    </style:style>
    <style:style style:name="T18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1c03af" style:font-weight-asian="normal" style:font-weight-complex="bold" fo:padding="0in" fo:border="none"/>
    </style:style>
    <style:style style:name="T19" style:family="text">
      <style:text-properties fo:font-variant="normal" fo:text-transform="none" style:use-window-font-color="true" style:font-name="Times New Roman" fo:letter-spacing="normal" fo:language="en" fo:country="US" fo:font-style="normal" style:text-underline-style="none" fo:font-weight="normal" officeooo:rsid="0058460b" style:font-weight-asian="normal" style:font-weight-complex="bold" fo:padding="0in" fo:border="none"/>
    </style:style>
    <style:style style:name="T20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3d1e1" style:font-size-asian="12pt" fo:padding="0in" fo:border="none"/>
    </style:style>
    <style:style style:name="T21" style:family="text">
      <style:text-properties fo:font-variant="normal" fo:text-transform="none" style:use-window-font-color="true" fo:font-size="12pt" fo:letter-spacing="normal" fo:font-style="normal" style:text-underline-style="none" fo:font-weight="normal" style:font-size-asian="12pt" fo:padding="0in" fo:border="none"/>
    </style:style>
    <style:style style:name="T22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66c9ce" style:font-size-asian="12pt" fo:padding="0in" fo:border="none"/>
    </style:style>
    <style:style style:name="T23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23d1e1" style:font-size-asian="12pt" style:font-style-asian="normal" style:font-weight-asian="normal" style:font-style-complex="normal" style:font-weight-complex="normal" fo:padding="0in" fo:border="none"/>
    </style:style>
    <style:style style:name="T24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73ef28" style:font-size-asian="12pt" style:font-style-asian="normal" style:font-weight-asian="normal" style:font-style-complex="normal" style:font-weight-complex="normal" fo:padding="0in" fo:border="none"/>
    </style:style>
    <style:style style:name="T25" style:family="text">
      <style:text-properties fo:font-variant="normal" fo:text-transform="none" style:use-window-font-color="true" fo:font-size="12pt" fo:letter-spacing="normal" fo:font-style="normal" style:text-underline-style="none" fo:font-weight="normal" officeooo:rsid="006a655f" style:font-size-asian="12pt" style:font-style-asian="normal" style:font-weight-asian="normal" style:font-weight-complex="normal" fo:padding="0in" fo:border="none"/>
    </style:style>
    <style:style style:name="T26" style:family="text">
      <style:text-properties fo:font-variant="normal" fo:text-transform="none" fo:color="#000000" style:font-name="Times New Roman" fo:letter-spacing="normal" fo:language="en" fo:country="US" fo:font-style="normal"/>
    </style:style>
    <style:style style:name="T27" style:family="text">
      <style:text-properties fo:font-variant="normal" fo:text-transform="none" fo:color="#000000" style:font-name="Times New Roman" fo:letter-spacing="normal" fo:language="en" fo:country="US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fo:font-size="12pt" fo:letter-spacing="normal" fo:font-style="normal" style:text-underline-style="none" fo:font-weight="normal" officeooo:rsid="002aa21d" style:font-size-asian="12pt" fo:padding="0in" fo:border="none"/>
    </style:style>
    <style:style style:name="T29" style:family="text">
      <style:text-properties fo:font-variant="normal" fo:text-transform="none" fo:color="#000000" fo:font-size="12pt" fo:letter-spacing="normal" fo:font-style="normal" style:text-underline-style="none" fo:font-weight="normal" officeooo:rsid="00654f45" style:font-size-asian="12pt" fo:padding="0in" fo:border="none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 fo:font-weight="normal" style:font-style-asian="normal" style:font-weight-asian="normal" style:font-weight-complex="normal" fo:padding="0in" fo:border="none"/>
    </style:style>
    <style:style style:name="T32" style:family="text">
      <style:text-properties fo:font-variant="normal" fo:text-transform="none" fo:letter-spacing="normal" fo:font-style="normal" fo:font-weight="normal" officeooo:rsid="00643639" style:font-style-asian="normal" style:font-weight-asian="normal" style:font-weight-complex="normal" fo:padding="0in" fo:border="none"/>
    </style:style>
    <style:style style:name="T33" style:family="text">
      <style:text-properties fo:font-variant="normal" fo:text-transform="none" fo:letter-spacing="normal" fo:font-style="normal" fo:font-weight="normal" officeooo:rsid="001c03af" style:font-style-asian="normal" style:font-weight-asian="normal" style:font-weight-complex="normal" fo:padding="0in" fo:border="none"/>
    </style:style>
    <style:style style:name="T34" style:family="text">
      <style:text-properties fo:font-variant="normal" fo:text-transform="none" fo:letter-spacing="normal" fo:font-style="normal" fo:font-weight="normal" officeooo:rsid="0021c3ad" style:font-style-asian="normal" style:font-weight-asian="normal" style:font-weight-complex="normal" fo:padding="0in" fo:border="none"/>
    </style:style>
    <style:style style:name="T35" style:family="text">
      <style:text-properties fo:font-variant="normal" fo:text-transform="none" fo:letter-spacing="normal" fo:font-style="normal" fo:font-weight="normal" officeooo:rsid="006a655f" style:font-style-asian="normal" style:font-weight-asian="normal" style:font-weight-complex="normal" fo:padding="0in" fo:border="none"/>
    </style:style>
    <style:style style:name="T36" style:family="text">
      <style:text-properties fo:font-variant="normal" fo:text-transform="none" fo:letter-spacing="normal" fo:font-style="normal" fo:font-weight="normal" officeooo:rsid="00634e90" style:font-style-asian="normal" style:font-weight-asian="normal" style:font-weight-complex="normal" fo:padding="0in" fo:border="none"/>
    </style:style>
    <style:style style:name="T37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222222" fo:font-size="12pt" fo:letter-spacing="normal" fo:font-style="normal" fo:font-weight="normal" officeooo:rsid="006f3b54" style:font-size-asian="12pt" style:font-size-complex="12pt"/>
    </style:style>
    <style:style style:name="T39" style:family="text">
      <style:text-properties fo:font-variant="normal" fo:text-transform="none" fo:color="#222222" fo:font-size="12pt" fo:letter-spacing="normal" fo:font-style="normal" fo:font-weight="normal" officeooo:rsid="0071e838" style:font-size-asian="12pt" style:font-size-complex="12pt"/>
    </style:style>
    <style:style style:name="T40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style-asian="normal" style:font-name-complex="Times New Roman1" style:font-size-complex="12pt" style:font-style-complex="normal"/>
    </style:style>
    <style:style style:name="T42" style:family="text">
      <style:text-properties fo:font-variant="normal" fo:text-transform="none" style:text-position="super 58%" fo:letter-spacing="normal" fo:font-style="normal" fo:font-weight="normal" officeooo:rsid="00643639" style:font-style-asian="normal" style:font-weight-asian="normal" style:font-weight-complex="normal" fo:padding="0in" fo:border="none"/>
    </style:style>
    <style:style style:name="T43" style:family="text">
      <style:text-properties style:use-window-font-color="true"/>
    </style:style>
    <style:style style:name="T44" style:family="text">
      <style:text-properties style:use-window-font-color="true" officeooo:rsid="00627b8b"/>
    </style:style>
    <style:style style:name="T45" style:family="text">
      <style:text-properties style:use-window-font-color="true" officeooo:rsid="0068c681"/>
    </style:style>
    <style:style style:name="T46" style:family="text">
      <style:text-properties officeooo:rsid="00310ceb"/>
    </style:style>
    <style:style style:name="T47" style:family="text">
      <style:text-properties officeooo:rsid="00357155"/>
    </style:style>
    <style:style style:name="T48" style:family="text">
      <style:text-properties officeooo:rsid="00375c53"/>
    </style:style>
    <style:style style:name="T49" style:family="text">
      <style:text-properties style:text-position="super 58%" officeooo:rsid="00375c53"/>
    </style:style>
    <style:style style:name="T50" style:family="text">
      <style:text-properties style:text-position="super 58%" officeooo:rsid="00627b8b"/>
    </style:style>
    <style:style style:name="T51" style:family="text">
      <style:text-properties officeooo:rsid="003ada9a"/>
    </style:style>
    <style:style style:name="T52" style:family="text">
      <style:text-properties officeooo:rsid="00390948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5042ed" style:font-weight-asian="normal" style:font-name-complex="Times New Roman1" style:font-size-complex="12pt" style:font-style-complex="italic" style:font-weight-complex="normal"/>
    </style:style>
    <style:style style:name="T55" style:family="text">
      <style:text-properties officeooo:rsid="003d3189"/>
    </style:style>
    <style:style style:name="T56" style:family="text">
      <style:text-properties officeooo:rsid="003d42fb"/>
    </style:style>
    <style:style style:name="T57" style:family="text">
      <style:text-properties officeooo:rsid="0040ce8f"/>
    </style:style>
    <style:style style:name="T58" style:family="text">
      <style:text-properties officeooo:rsid="001ae02b"/>
    </style:style>
    <style:style style:name="T59" style:family="text">
      <style:text-properties officeooo:rsid="00446253"/>
    </style:style>
    <style:style style:name="T60" style:family="text">
      <style:text-properties officeooo:rsid="00458138"/>
    </style:style>
    <style:style style:name="T61" style:family="text">
      <style:text-properties style:font-style-complex="italic"/>
    </style:style>
    <style:style style:name="T62" style:family="text">
      <style:text-properties officeooo:rsid="0040ce8f" style:font-style-complex="italic"/>
    </style:style>
    <style:style style:name="T63" style:family="text">
      <style:text-properties officeooo:rsid="0052d675" style:font-style-complex="italic"/>
    </style:style>
    <style:style style:name="T64" style:family="text">
      <style:text-properties officeooo:rsid="006e92c8" style:font-style-complex="italic"/>
    </style:style>
    <style:style style:name="T65" style:family="text">
      <style:text-properties style:font-name-complex="Times New Roman1" style:font-size-complex="12pt" style:font-weight-complex="bold"/>
    </style:style>
    <style:style style:name="T66" style:family="text">
      <style:text-properties officeooo:rsid="0056b87d" style:font-name-complex="Times New Roman1" style:font-size-complex="12pt" style:font-weight-complex="bold"/>
    </style:style>
    <style:style style:name="T67" style:family="text">
      <style:text-properties officeooo:rsid="002cfb24" style:font-name-complex="Times New Roman1" style:font-size-complex="12pt" style:font-weight-complex="bold"/>
    </style:style>
    <style:style style:name="T68" style:family="text">
      <style:text-properties officeooo:rsid="0053fad7" style:font-name-complex="Times New Roman1" style:font-size-complex="12pt" style:font-weight-complex="bold"/>
    </style:style>
    <style:style style:name="T69" style:family="text">
      <style:text-properties fo:language="en" fo:country="US" style:font-name-complex="Times New Roman1" style:font-weight-complex="bold"/>
    </style:style>
    <style:style style:name="T70" style:family="text">
      <style:text-properties fo:language="en" fo:country="US" officeooo:rsid="00464597" style:font-name-complex="Times New Roman1" style:font-weight-complex="bold"/>
    </style:style>
    <style:style style:name="T71" style:family="text">
      <style:text-properties fo:language="en" fo:country="US" officeooo:rsid="00490ccb" style:font-name-complex="Times New Roman1" style:font-weight-complex="bold"/>
    </style:style>
    <style:style style:name="T72" style:family="text">
      <style:text-properties officeooo:rsid="0046a808"/>
    </style:style>
    <style:style style:name="T73" style:family="text">
      <style:text-properties officeooo:rsid="0047f091"/>
    </style:style>
    <style:style style:name="T74" style:family="text">
      <style:text-properties officeooo:rsid="00490ccb"/>
    </style:style>
    <style:style style:name="T75" style:family="text">
      <style:text-properties officeooo:rsid="004bf181"/>
    </style:style>
    <style:style style:name="T76" style:family="text">
      <style:text-properties officeooo:rsid="004c90af"/>
    </style:style>
    <style:style style:name="T77" style:family="text">
      <style:text-properties officeooo:rsid="004eeb22"/>
    </style:style>
    <style:style style:name="T78" style:family="text">
      <style:text-properties officeooo:rsid="005042ed"/>
    </style:style>
    <style:style style:name="T79" style:family="text">
      <style:text-properties officeooo:rsid="0052d675"/>
    </style:style>
    <style:style style:name="T80" style:family="text">
      <style:text-properties officeooo:rsid="00559b9c"/>
    </style:style>
    <style:style style:name="T81" style:family="text">
      <style:text-properties officeooo:rsid="0056b87d"/>
    </style:style>
    <style:style style:name="T82" style:family="text">
      <style:text-properties officeooo:rsid="005aa32c"/>
    </style:style>
    <style:style style:name="T83" style:family="text">
      <style:text-properties officeooo:rsid="0061d058"/>
    </style:style>
    <style:style style:name="T84" style:family="text">
      <style:text-properties officeooo:rsid="00627b8b"/>
    </style:style>
    <style:style style:name="T85" style:family="text">
      <style:text-properties style:font-name="Times New Roman" fo:font-size="12pt" fo:language="en" fo:country="US" fo:font-style="normal" style:font-size-asian="12pt" style:font-style-asian="normal" style:font-name-complex="Times New Roman1" style:font-size-complex="12pt" style:font-style-complex="normal"/>
    </style:style>
    <style:style style:name="T86" style:family="text">
      <style:text-properties style:font-name="Times New Roman" fo:font-size="12pt" fo:language="en" fo:country="US" fo:font-style="normal" officeooo:rsid="004a67ec" style:font-size-asian="12pt" style:font-style-asian="normal" style:font-name-complex="Times New Roman1" style:font-size-complex="12pt" style:font-style-complex="normal"/>
    </style:style>
    <style:style style:name="T87" style:family="text">
      <style:text-properties officeooo:rsid="006e92c8"/>
    </style:style>
    <style:style style:name="T88" style:family="text">
      <style:text-properties fo:font-size="12pt" officeooo:rsid="001c03af" style:font-size-asian="12pt"/>
    </style:style>
    <style:style style:name="T89" style:family="text">
      <style:text-properties fo:font-size="12pt" fo:language="en" fo:country="US" fo:font-weight="normal" officeooo:rsid="006e92c8" style:font-size-asian="12pt" style:font-weight-asian="normal" style:font-name-complex="Times New Roman1" style:font-size-complex="12pt" style:font-style-complex="italic" style:font-weight-complex="normal"/>
    </style:style>
    <style:style style:name="T90" style:family="text">
      <style:text-properties fo:font-size="12pt" fo:language="en" fo:country="US" fo:font-weight="normal" officeooo:rsid="006f3b54" style:font-size-asian="12pt" style:font-weight-asian="normal" style:font-name-complex="Times New Roman1" style:font-size-complex="12pt" style:font-style-complex="italic" style:font-weight-complex="normal"/>
    </style:style>
    <style:style style:name="T91" style:family="text">
      <style:text-properties fo:font-size="12pt" fo:language="en" fo:country="US" fo:font-weight="normal" officeooo:rsid="0056b87d" style:font-size-asian="12pt" style:font-weight-asian="normal" style:font-name-complex="Times New Roman1" style:font-size-complex="12pt" style:font-style-complex="italic" style:font-weight-complex="normal"/>
    </style:style>
    <style:style style:name="T92" style:family="text">
      <style:text-properties officeooo:rsid="0073688b"/>
    </style:style>
    <style:style style:name="T93" style:family="text">
      <style:text-properties officeooo:rsid="0073a3f3"/>
    </style:style>
    <style:style style:name="T94" style:family="text">
      <style:text-properties officeooo:rsid="0074abf1"/>
    </style:style>
    <style:style style:name="T95" style:family="text">
      <style:text-properties officeooo:rsid="0040ce8f" style:font-weight-complex="bold"/>
    </style:style>
    <style:style style:name="T96" style:family="text">
      <style:text-properties officeooo:rsid="006e92c8" style:font-weight-complex="bold"/>
    </style:style>
    <style:style style:name="T97" style:family="text">
      <style:text-properties officeooo:rsid="007c44ea" style:font-weight-complex="bold"/>
    </style:style>
    <style:style style:name="T98" style:family="text">
      <style:text-properties officeooo:rsid="00897216"/>
    </style:style>
    <style:style style:name="T99" style:family="text">
      <style:text-properties officeooo:rsid="0089a58a"/>
    </style:style>
    <style:style style:name="T100" style:family="text">
      <style:text-properties officeooo:rsid="008d72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60">Kevin Speyer</text:p>
      <text:p text:style-name="P61"/>
      <text:p text:style-name="P62">Nationality: Argentinian and German</text:p>
      <text:p text:style-name="P63"/>
      <text:p text:style-name="P63"><text:span text:style-name="T47">E-mail</text:span>: speyer.kevin@gmail.com</text:p>
      <text:p text:style-name="P63"/>
      <text:p text:style-name="P63"><text:span text:style-name="T47">Telephone</text:span>: <text:span text:style-name="T47">+54 9 11 </text:span>6208 9696</text:p>
      <text:p text:style-name="P34"/>
      <text:p text:style-name="P34"><text:span text:style-name="T48">Date of Birth</text:span>: 11<text:span text:style-name="T49">th</text:span><text:span text:style-name="T48"> May 1</text:span>987 </text:p>
      <text:p text:style-name="P35"/>
      <text:p text:style-name="P35"><text:span text:style-name="T72">Address</text:span>: Ballivian 3283, <text:span text:style-name="T56">Buenos Aires</text:span>, <text:span text:style-name="T56">Argentina</text:span></text:p>
      <text:p text:style-name="P35"/>
      <text:p text:style-name="P35"/>
      <text:p text:style-name="P51">Current Position</text:p>
      <text:p text:style-name="P51"/>
      <text:p text:style-name="P36"><text:span text:style-name="T53">4/2014 – to date: </text:span><text:span text:style-name="T52">PhD candidate in Physics.</text:span></text:p>
      <text:p text:style-name="P37"><text:span text:style-name="T51">Thesis: </text:span>“<text:span text:style-name="T51">Simulations of liquid flow confined by semiflexible polymer brushes” </text:span></text:p>
      <text:p text:style-name="P39"><text:span text:style-name="T55">University of </text:span>Buenos Aires, <text:span text:style-name="T55">Argentina</text:span></text:p>
      <text:p text:style-name="P41"><text:span text:style-name="T83">Workplace</text:span>: National Atomic Energy Commission (CNEA)</text:p>
      <text:p text:style-name="P40">Scholarship: 2014 - 2019 by <text:span text:style-name="T57">the National Scientific and Technical Research Council</text:span> <text:span text:style-name="T57">(CONICET)</text:span></text:p>
      <text:p text:style-name="P42">Supervisor: Dr. Claudio Pastorino</text:p>
      <text:p text:style-name="P42"/>
      <text:p text:style-name="P42"/>
      <text:p text:style-name="P56">Education</text:p>
      <text:p text:style-name="P43"/>
      <text:p text:style-name="P6"><text:span text:style-name="T58">2014 - to date<text:tab/>PhD Candidate in physics by the University of Buenos Aires with a scholarship of the </text:span><text:span text:style-name="T62">National Scientific and Technical Research Counci</text:span><text:span text:style-name="T64">l</text:span><text:span text:style-name="T62"> </text:span><text:span text:style-name="T64">(CONICET)</text:span></text:p>
      <text:p text:style-name="P38"/>
      <text:p text:style-name="P7">20<text:span text:style-name="T60">06 - 2014</text:span><text:tab/>Lic. <text:span text:style-name="T74">in</text:span> <text:span text:style-name="T73">physics by the University of</text:span> Buenos Aires <text:span text:style-name="T73">(MS equivalent)</text:span>. <text:span text:style-name="T79">(Avg: </text:span><text:span text:style-name="T61">9.26 / </text:span><text:span text:style-name="T63">10)</text:span></text:p>
      <text:p text:style-name="P8"/>
      <text:p text:style-name="P5"><text:span text:style-name="T70">1999 - </text:span><text:span text:style-name="T69">2004 <text:tab/></text:span><text:span text:style-name="T71">High school </text:span><text:span text:style-name="T30">Pestalozzi</text:span><text:span text:style-name="T69">.</text:span></text:p>
      <text:p text:style-name="P58"/>
      <text:p text:style-name="P3"><text:span text:style-name="apple-style-span"><text:span text:style-name="T85">2004 <text:tab/>Sprachdiplom </text:span></text:span><text:span text:style-name="apple-style-span"><text:span text:style-name="T86">Stufe </text:span></text:span><text:span text:style-name="apple-style-span"><text:span text:style-name="T85">II, </text:span></text:span><text:span text:style-name="T40">German Language Certificate of the Education Ministers Conference</text:span></text:p>
      <text:p text:style-name="P3"><text:span text:style-name="apple-style-span"><text:span text:style-name="T85"/></text:span></text:p>
      <text:p text:style-name="P14"><text:span text:style-name="T59">12/</text:span>2003 - <text:span text:style-name="T59">3/</text:span>2004<text:tab/><text:span text:style-name="T59">Student Exchange in Germany, attending classes and staying with a German host family.</text:span></text:p>
      <text:p text:style-name="P15"/>
      <text:p text:style-name="P4"><text:span text:style-name="apple-style-span"><text:span text:style-name="T85">2002 <text:tab/>Sprachdiplom I, </text:span></text:span><text:span text:style-name="apple-style-span"><text:span text:style-name="T41">German Language Certificate of the Education Ministers Conference</text:span></text:span></text:p>
      <text:p text:style-name="P8"/>
      <text:p text:style-name="P48">2001 <text:tab/><text:tab/><text:tab/>Preliminary English Test, Cambridge <text:span text:style-name="T75">University</text:span>.</text:p>
      <text:p text:style-name="P48"/>
      <text:p text:style-name="P55"><text:soft-page-break/>Conferences</text:p>
      <text:p text:style-name="P55"/>
      <text:p text:style-name="P2"><text:span text:style-name="Strong_20_Emphasis"><text:span text:style-name="T8">9</text:span></text:span><text:span text:style-name="Strong_20_Emphasis"><text:span text:style-name="T9">/201</text:span></text:span><text:span text:style-name="Strong_20_Emphasis"><text:span text:style-name="T8">7</text:span></text:span><text:span text:style-name="Strong_20_Emphasis"><text:span text:style-name="T9"> <text:tab/></text:span></text:span><text:span text:style-name="Strong_20_Emphasis"><text:span text:style-name="T10">10</text:span></text:span><text:span text:style-name="Strong_20_Emphasis"><text:span text:style-name="T11">2</text:span></text:span><text:span text:style-name="Strong_20_Emphasis"><text:span text:style-name="T6">th</text:span></text:span><text:span text:style-name="Strong_20_Emphasis"><text:span text:style-name="T12"> National</text:span></text:span><text:span text:style-name="Strong_20_Emphasis"><text:span text:style-name="T10"> <text:s/></text:span></text:span><text:span text:style-name="Strong_20_Emphasis"><text:span text:style-name="T13">Reunion of the </text:span></text:span><text:span text:style-name="Strong_20_Emphasis"><text:span text:style-name="T14">Argentine</text:span></text:span><text:span text:style-name="Strong_20_Emphasis"><text:span text:style-name="T13"> Physics Association</text:span></text:span></text:p>
      <text:p text:style-name="P2"/>
      <text:p text:style-name="P2"><text:span text:style-name="Strong_20_Emphasis"><text:span text:style-name="T15">11/2016 <text:tab/></text:span></text:span><text:span text:style-name="Strong_20_Emphasis"><text:span text:style-name="T16">Frontiers in Physical Science, </text:span></text:span><text:span text:style-name="Strong_20_Emphasis"><text:span text:style-name="T17">Max Planck, Argentina</text:span></text:span></text:p>
      <text:p text:style-name="P11"/>
      <text:p text:style-name="P27"><text:span text:style-name="T20">1</text:span><text:span text:style-name="T21">0/2016<text:tab/></text:span><text:span text:style-name="T22">Introductory School on Parallel Programming and Parallel Architecture for High-Performance Computing</text:span><text:span text:style-name="Strong_20_Emphasis"><text:span text:style-name="T28">, ICTP, </text:span></text:span><text:span text:style-name="Strong_20_Emphasis"><text:span text:style-name="T29">Italy</text:span></text:span></text:p>
      <text:p text:style-name="P27"/>
      <text:p text:style-name="P27"><text:span text:style-name="Strong_20_Emphasis"><text:span text:style-name="T23">3/2016<text:tab/></text:span></text:span><text:span text:style-name="Strong_20_Emphasis"><text:span text:style-name="T24">4th Workshop on Advanced Techniques for Scientific Programming and Management of Open source Software Packages, ICTP, Italy</text:span></text:span></text:p>
      <text:p text:style-name="P27"/>
      <text:p text:style-name="P28"><text:span text:style-name="Strong_20_Emphasis"><text:span text:style-name="T31">9/2015<text:tab/>100</text:span></text:span><text:span text:style-name="Strong_20_Emphasis"><text:span text:style-name="T42">th</text:span></text:span><text:span text:style-name="Strong_20_Emphasis"><text:span text:style-name="T32"> National</text:span></text:span><text:span text:style-name="Strong_20_Emphasis"><text:span text:style-name="T31"> <text:s/></text:span></text:span><text:span text:style-name="Strong_20_Emphasis"><text:span text:style-name="T33">Reunion of the Argentine Physics Association</text:span></text:span></text:p>
      <text:p text:style-name="P33"/>
      <text:p text:style-name="P28"><text:span text:style-name="Strong_20_Emphasis"><text:span text:style-name="T34">6/2015</text:span></text:span><text:span text:style-name="Strong_20_Emphasis"><text:span text:style-name="T33"><text:tab/>4th International Workshop "Theory and Computer Simulation of Polymers: New Developments”, </text:span></text:span><text:span text:style-name="Strong_20_Emphasis"><text:span text:style-name="T35">Germany</text:span></text:span></text:p>
      <text:p text:style-name="P27"/>
      <text:p text:style-name="P29"><text:span text:style-name="Strong_20_Emphasis"><text:span text:style-name="T31">3/2015<text:tab/>Workshop: Dynamics in Soft and Hard Condensed Matter, </text:span></text:span><text:span text:style-name="Strong_20_Emphasis"><text:span text:style-name="T35">Argentina</text:span></text:span></text:p>
      <text:p text:style-name="P29"/>
      <text:p text:style-name="P29"><text:span text:style-name="Strong_20_Emphasis"><text:span text:style-name="T31">11/2014<text:tab/></text:span></text:span><text:span text:style-name="Strong_20_Emphasis"><text:span text:style-name="T36">First Argentinian Microfludics Workshop</text:span></text:span></text:p>
      <text:p text:style-name="P29"><text:span text:style-name="Strong_20_Emphasis"><text:span text:style-name="T25"/></text:span></text:p>
      <text:p text:style-name="P11"><text:span text:style-name="T1">9/2014</text:span><text:tab/><text:span text:style-name="T84">5</text:span><text:span text:style-name="T50">th</text:span><text:span text:style-name="T84"> Argentinian Soft Matter Encounter </text:span><text:span text:style-name="T88"><text:s/></text:span></text:p>
      <text:p text:style-name="P16"/>
      <text:p text:style-name="P16">9/2014<text:tab/>99<text:span text:style-name="T50">th</text:span><text:span text:style-name="T84"> </text:span><text:s/><text:span text:style-name="T84">National </text:span><text:span text:style-name="T43">Reunion </text:span><text:span text:style-name="T44">of the Argenti</text:span><text:span text:style-name="T45">ne</text:span><text:span text:style-name="T44"> Physics Association </text:span></text:p>
      <text:p text:style-name="P16"/>
      <text:p text:style-name="P52"/>
      <text:p text:style-name="P52">Languages</text:p>
      <text:p text:style-name="P45"/>
      <text:p text:style-name="P46">Spanish:<text:tab/><text:span text:style-name="T80">Native</text:span></text:p>
      <text:p text:style-name="P47"/>
      <text:p text:style-name="P47"><text:span text:style-name="T76">English</text:span>: <text:s text:c="2"/><text:tab/><text:span text:style-name="T77">Fluent</text:span></text:p>
      <text:p text:style-name="P47"/>
      <text:p text:style-name="P47"><text:span text:style-name="T76">German</text:span>: <text:tab/><text:span text:style-name="T77">Fluent</text:span></text:p>
      <text:p text:style-name="P47"/>
      <text:p text:style-name="P47"><text:span text:style-name="T78">Portuguese</text:span>: <text:s/><text:tab/><text:span text:style-name="T77">Basic</text:span></text:p>
      <text:p text:style-name="P47"/>
      <text:p text:style-name="P47"/>
      <text:p text:style-name="P54">Programming <text:span text:style-name="T99">Languages</text:span></text:p>
      <text:p text:style-name="P49"/>
      <text:p text:style-name="P57"><text:span text:style-name="T54">Advanced in:<text:tab/></text:span><text:span text:style-name="T65">Linux </text:span><text:span text:style-name="T66">environment</text:span><text:span text:style-name="T65">, </text:span><text:span text:style-name="T67">Python,</text:span><text:span text:style-name="T65"> C++, Fortran, LabView, </text:span><text:span text:style-name="T67">awk,</text:span><text:span text:style-name="T65"> Matlab </text:span><text:span text:style-name="T68">and git</text:span></text:p>
      <text:p text:style-name="P25"/>
      <text:p text:style-name="P50"/>
      <text:p text:style-name="P53">Teaching and Work Experience</text:p>
      <text:p text:style-name="P44"><text:tab/> <text:s/></text:p>
      <text:p text:style-name="P30">8/2015 – 12/2015 <text:tab/>Teach<text:span text:style-name="T100">ing</text:span> Assistant at the Sábato institute of the San Martín National <text:tab/><text:tab/><text:tab/>University for Introduction to Computer Simulation</text:p>
      <text:p text:style-name="P9"><text:soft-page-break/></text:p>
      <text:p text:style-name="P9">3/2013 – 12/2014<text:tab/><text:span text:style-name="T82">Teaching Assitant at the physics department from the University of Buenos Aires for Physics I for Biologists and Physics II for Biologists</text:span></text:p>
      <text:p text:style-name="P10"/>
      <text:p text:style-name="P10">3/2012 - 12/2013<text:tab/>Teach<text:span text:style-name="T100">ing</text:span> Assistant at the Common Basic Cycle (Foundation Year equiv.) at the University of Buenos Aires for Physics and Introduction to Biophysics</text:p>
      <text:p text:style-name="P12"/>
      <text:p text:style-name="P21"><text:span text:style-name="Strong_20_Emphasis"><text:span text:style-name="T18">2/12/04 - 31/12/04<text:tab/></text:span></text:span><text:span text:style-name="Strong_20_Emphasis"><text:span text:style-name="T19">Internship at </text:span></text:span><text:span text:style-name="Strong_20_Emphasis"><text:span text:style-name="T18">Bayer S.A. </text:span></text:span><text:span text:style-name="Strong_20_Emphasis"><text:span text:style-name="T19">in the </text:span></text:span><text:span text:style-name="Strong_20_Emphasis"><text:span text:style-name="T18">Trade Marketing </text:span></text:span><text:span text:style-name="Strong_20_Emphasis"><text:span text:style-name="T19">area </text:span></text:span><text:span text:style-name="Strong_20_Emphasis"><text:span text:style-name="T18">de la Unidad de Negocios Bayer Health Care (BHC), </text:span></text:span><text:span text:style-name="Strong_20_Emphasis"><text:span text:style-name="T19">performing administrative tasks</text:span></text:span><text:span text:style-name="Strong_20_Emphasis"><text:span text:style-name="T18">.</text:span></text:span></text:p>
      <text:p text:style-name="P59"/>
      <text:p text:style-name="P1"><text:span text:style-name="Strong_20_Emphasis"><text:span text:style-name="T7"/></text:span></text:p>
      <text:p text:style-name="P22">Scholarships <text:span text:style-name="T93">&amp; Internship</text:span></text:p>
      <text:p text:style-name="P17"/>
      <text:p text:style-name="P26"><text:span text:style-name="T89">10/2016 </text:span><text:span text:style-name="T90">&amp; 3/2016</text:span><text:span text:style-name="T89"><text:tab/></text:span><text:span text:style-name="T37">International Centre for Theoretical Physics </text:span><text:span text:style-name="T38">to </text:span><text:span text:style-name="T39">participate in</text:span><text:span text:style-name="T38"> Workshops</text:span><text:span text:style-name="T91"> </text:span></text:p>
      <text:p text:style-name="P18"/>
      <text:p text:style-name="P18"><text:span text:style-name="T87">3/2014 – 3/2019 <text:tab/></text:span><text:span text:style-name="T95">National Scientific and Technical Research Counci</text:span><text:span text:style-name="T96">l</text:span><text:span text:style-name="T95"> </text:span><text:span text:style-name="T96">(CONICET), </text:span><text:span text:style-name="T97">full scholarship for </text:span><text:span text:style-name="T87">PhD studies</text:span></text:p>
      <text:p text:style-name="P19"/>
      <text:p text:style-name="P19"><text:span text:style-name="T87">12/2004<text:tab/></text:span>B<text:span text:style-name="T94">ayer</text:span>, <text:span text:style-name="T92">paid internship</text:span></text:p>
      <text:p text:style-name="P23"/>
      <text:p text:style-name="P23"/>
      <text:p text:style-name="P24">Publications</text:p>
      <text:p text:style-name="P20"/>
      <text:list xml:id="list7775154705922386378" text:style-name="L1">
        <text:list-item>
          <text:p text:style-name="P65">Brushes of semiflexible polymers in equilibrium and under flow in a super-hydrophobic regime</text:p>
          <text:p text:style-name="P65">K. Speyer and C. Pastorino, <text:span text:style-name="T2">Soft Matter</text:span>, 2015, <text:span text:style-name="T4">11</text:span>, 5473<text:span text:style-name="T46">–</text:span>5484</text:p>
          <text:p text:style-name="P66">DOI:10.1039/C5SM01075F</text:p>
          <text:p text:style-name="P65"/>
        </text:list-item>
        <text:list-item>
          <text:p text:style-name="P67">Droplet transport in a nanochannel coated by hydrophobic semiflexible polymer brushes: the effect of chain stiffness</text:p>
          <text:p text:style-name="P65">K. Speyer and C. Pastorino, <text:span text:style-name="T3">Langmuir</text:span>, <text:span text:style-name="T46">2017,</text:span><text:span text:style-name="T5"> 33 </text:span><text:span text:style-name="T46">, 10753–10763</text:span></text:p>
          <text:p text:style-name="P72"><text:span text:style-name="Strong_20_Emphasis"><text:span text:style-name="T27">DOI:</text:span></text:span><text:span text:style-name="T26">10.1021/acs.langmuir.7b02640</text:span></text:p>
        </text:list-item>
      </text:list>
      <text:p text:style-name="P32"><text:s/></text:p>
      <text:p text:style-name="P31"/>
      <text:p text:style-name="P13">Inter<text:span text:style-name="T81">ests and Skills</text:span></text:p>
      <text:p text:style-name="P13"/>
      <text:list xml:id="list2800942424620705480" text:style-name="L2">
        <text:list-item>
          <text:p text:style-name="P68">Polymer <text:span text:style-name="T98">Physics, Soft Matter</text:span> and Microfluidics</text:p>
          <text:p text:style-name="P68"/>
        </text:list-item>
        <text:list-item>
          <text:p text:style-name="P69">Atomistic and coarse grain high performance computer simulations</text:p>
          <text:p text:style-name="P68"/>
        </text:list-item>
        <text:list-item>
          <text:p text:style-name="P69">Statistical Analysis of Big Data</text:p>
          <text:p text:style-name="P70"/>
        </text:list-item>
        <text:list-item>
          <text:p text:style-name="P71">Experience with Laboratory Equipment and single-board microcontrollers (Arduino &amp; Raspberry P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style:font-name-asian="Times New Roman1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1" style:font-family-asian="'WenQuanYi Zen Hei Sharp'" style:font-pitch-asian="variable" style:font-size-asian="14pt" style:font-name-complex="Lohit Devanagari1" style:font-family-complex="'Lohit Devanagar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MS Mincho'" style:font-pitch-complex="variable"/>
    </style:style>
    <style:style style:name="Epígraf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MS Mincho'" style:font-pitch-complex="variable" style:font-size-complex="12pt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WenQuanYi Zen Hei Sharp" style:font-family-asian="'WenQuanYi Zen Hei Sharp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Default_20_Paragraph_20_Font" style:display-name="Default Paragraph Font" style:family="text"/>
    <style:style style:name="apple-style-span" style:family="text"/>
    <style:style style:name="HTML_20_Preformatted_20_Char" style:display-name="HTML Preformatted Char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</meta:initial-creator>
    <meta:creation-date>2014-05-13T17:31:00</meta:creation-date>
    <dc:date>2017-11-27T18:24:20.703197726</dc:date>
    <meta:editing-cycles>129</meta:editing-cycles>
    <meta:editing-duration>PT15H46M45S</meta:editing-duration>
    <meta:generator>LibreOffice/4.2.8.2$Linux_X86_64 LibreOffice_project/420$Build-2</meta:generator>
    <dc:creator>Kevin Speyer</dc:creator>
    <meta:document-statistic meta:table-count="0" meta:image-count="0" meta:object-count="0" meta:page-count="3" meta:paragraph-count="66" meta:word-count="524" meta:character-count="3709" meta:non-whitespace-character-count="3225"/>
  </office:meta>
</office:document-meta>
</file>